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mai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GAR DE OLIVEIRA SILVA - CPF: 561.441.99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4/2023 a 10/05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05/2023</text:p>
          </table:table-cell>
          <table:covered-table-cell/>
          <table:table-cell office:value-type="string" table:number-columns-spanned="8" table:number-rows-spanned="1" table:style-name="ce22">
            <text:p>SABOR TOP ACREANO</text:p>
          </table:table-cell>
          <table:covered-table-cell table:number-columns-repeated="7"/>
          <table:table-cell office:value-type="string" table:number-columns-spanned="3" table:number-rows-spanned="1" table:style-name="ce21">
            <text:p>232.601.572-0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LIMENTOS PARA O EVENTO (POVOS ORIGINÁRIOS E COMUNIDADES INDÍGENAS), SOLICITADO PELO PROCURADOR DA REPÚBLICA DR. LUCAS COSTA ALMEIDA D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2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5/2023</text:p>
          </table:table-cell>
          <table:covered-table-cell/>
          <table:table-cell office:value-type="string" table:number-columns-spanned="8" table:number-rows-spanned="1" table:style-name="ce22">
            <text:p>CELIO PEREIR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4.362.842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LIMENTOS PARA O EVENTO (POVOS ORIGINÁRIOS E COMUNIDADES INDÍGENAS), SOLICITADO PELO PROCURADOR DA REPÚBLICA DR. LUCAS COSTA ALMEIDA D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5/2023</text:p>
          </table:table-cell>
          <table:covered-table-cell/>
          <table:table-cell office:value-type="string" table:number-columns-spanned="8" table:number-rows-spanned="1" table:style-name="ce22">
            <text:p>CELIO PEREIRA -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4.362.842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LIMENTOS PARA O EVENTO (POVOS ORIGINÁRIOS E COMUNIDADES INDÍGENAS), SOLICITADO PELO PROCURADOR DA REPÚBLICA DR. LUCAS COSTA ALMEIDA D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CANDIDA DE ARAUJO FREIRE - CPF: 612.317.462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5/2023 a 30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5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5/2023</text:p>
          </table:table-cell>
          <table:covered-table-cell/>
          <table:table-cell office:value-type="string" table:number-columns-spanned="8" table:number-rows-spanned="1" table:style-name="ce22">
            <text:p>ACRE PARAFUSOS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01.164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REPOSIÇÃO DOS PARAFUSOS GASTOS DA PORTA DO BANHEIRO FEMININO DO SUBSOL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5/2023</text:p>
          </table:table-cell>
          <table:covered-table-cell/>
          <table:table-cell office:value-type="string" table:number-columns-spanned="8" table:number-rows-spanned="1" table:style-name="ce22">
            <text:p>A. MARIA. S.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03.605.152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 EM BOMBA MERGULHÃO DO SISTEMA DE IRRIGA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5/2023</text:p>
          </table:table-cell>
          <table:covered-table-cell/>
          <table:table-cell office:value-type="string" table:number-columns-spanned="8" table:number-rows-spanned="1" table:style-name="ce22">
            <text:p>PARANORTE COMÉRCIO DE MÁQUINAS E MATERIAL 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4.328.129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IMENTO À MANUTENÇÃO ELÉTRICA DA PR/AC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2,2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MMANUELLE MOREIRA GOMES LINHARES - CPF: 051.212.396-9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5/2023 a 22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5/2023</text:p>
          </table:table-cell>
          <table:covered-table-cell/>
          <table:table-cell office:value-type="string" table:number-columns-spanned="8" table:number-rows-spanned="1" table:style-name="ce22">
            <text:p>CARVALHO E GARDING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1.118.93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EQUENO VULTO E URGENTE - GÁS DE COZINH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1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OVANI RODRIGUES DE OLIVEIRA - CPF: 615.419.586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3 a 02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6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5/2023</text:p>
          </table:table-cell>
          <table:covered-table-cell/>
          <table:table-cell office:value-type="string" table:number-columns-spanned="8" table:number-rows-spanned="1" table:style-name="ce22">
            <text:p>LUMIGAS COMERCIO E TRANSPORT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424.76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PARA A COPA DA PRM-PATOS DE MIN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5/2023 a 02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5/2023</text:p>
          </table:table-cell>
          <table:covered-table-cell/>
          <table:table-cell office:value-type="string" table:number-columns-spanned="8" table:number-rows-spanned="1" table:style-name="ce22">
            <text:p>FAGUNDES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9.415.651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GLP PARA UTILIZAÇÃO NA COZINHA DA PRM-PASSOS/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5/2023 a 24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5/2023</text:p>
          </table:table-cell>
          <table:covered-table-cell/>
          <table:table-cell office:value-type="string" table:number-columns-spanned="8" table:number-rows-spanned="1" table:style-name="ce22">
            <text:p>DEPÓSITO BUEN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4.308.44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A FECHADURA DO BANHEIRO DA RECEPÇÃO DA PRM-PASS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EXANDER AFFONSO - CPF: 069.561.567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2/2023 a 15/05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3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5/2023</text:p>
          </table:table-cell>
          <table:covered-table-cell/>
          <table:table-cell office:value-type="string" table:number-columns-spanned="8" table:number-rows-spanned="1" table:style-name="ce22">
            <text:p>ESTORIL DE NITEROI MATERIAIS DE CONSTRUÇA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0.091.67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R COM O OBJETIVO DE ATENDER DEMANDA DE MANUTENÇÃO DA <text:s text:c="2"/>PRM/NITERÓ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5/2023</text:p>
          </table:table-cell>
          <table:covered-table-cell/>
          <table:table-cell office:value-type="string" table:number-columns-spanned="8" table:number-rows-spanned="1" table:style-name="ce22">
            <text:p>WANDERSON DOS SANTOS FONSECA</text:p>
          </table:table-cell>
          <table:covered-table-cell table:number-columns-repeated="7"/>
          <table:table-cell office:value-type="string" table:number-columns-spanned="3" table:number-rows-spanned="1" table:style-name="ce21">
            <text:p>11.476.507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DO SERVIÇO DE REPARO E MANUTENÇÃO DO PORTÃO DE ESTACIONAMENTO DA PRM/NITERÓI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5/2023</text:p>
          </table:table-cell>
          <table:covered-table-cell/>
          <table:table-cell office:value-type="string" table:number-columns-spanned="8" table:number-rows-spanned="1" table:style-name="ce22">
            <text:p>BAZAR TRIANON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0.090.278/0001-6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R COM O OBJETIVO DE ATENDER DEMANDA DE MANUTENÇÃO DA <text:s text:c="2"/>PRM/NITERÓ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5/2023</text:p>
          </table:table-cell>
          <table:covered-table-cell/>
          <table:table-cell office:value-type="string" table:number-columns-spanned="8" table:number-rows-spanned="1" table:style-name="ce22">
            <text:p>CARLOS HENRIQUE DA SILVA GOMES</text:p>
          </table:table-cell>
          <table:covered-table-cell table:number-columns-repeated="7"/>
          <table:table-cell office:value-type="string" table:number-columns-spanned="3" table:number-rows-spanned="1" table:style-name="ce21">
            <text:p>12.422.422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E ABERTURA E CONFECÇÃO DE CHAVES PARA 02(DOIS) ARMÁRIOS DE GABINETE DA PRM/NITERÓ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3/2023 a 14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7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5/2023</text:p>
          </table:table-cell>
          <table:covered-table-cell/>
          <table:table-cell office:value-type="string" table:number-columns-spanned="8" table:number-rows-spanned="1" table:style-name="ce22">
            <text:p>LADY COMERCIAL ELETRICA E SERVIÇ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502.748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AINEL DE LED 12 W PARA SEREM SUBSTITUIDOS NOS BANHEIROS DESTA PR-RJ. NÃO POSSUIMOS ESTE MATERIAL EM NOSSE ALMOXARIF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9,75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5/2023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SSA PARA REFORÇO E COLAGEM DE CUBAS DAS PIAS DOS BANHEIROS DESTA PR-RJ, NÃO POSSUIMPS ESTE MATERIAL EM NOSSO ALMOXARIF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5/2023</text:p>
          </table:table-cell>
          <table:covered-table-cell/>
          <table:table-cell office:value-type="string" table:number-columns-spanned="8" table:number-rows-spanned="1" table:style-name="ce22">
            <text:p>MINOBOR COMERCIO DE PLA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28.901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ROLO <text:s/>DE LONA/PLASTICA PARA OS SERVIÇOS DE PINTURA DESTA PR-RJ. ESTE MATERIAL NÃO POSSUIMOS EM NOSSO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8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AUDIA FERNANDA MANFRON MORO - CPF: 816.956.40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2/2023 a 11/05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5/05/2023</text:p>
          </table:table-cell>
          <table:covered-table-cell/>
          <table:table-cell office:value-type="string" table:number-columns-spanned="8" table:number-rows-spanned="1" table:style-name="ce22">
            <text:p>DULCENEIA DA ROSA NOSTRANI</text:p>
          </table:table-cell>
          <table:covered-table-cell table:number-columns-repeated="7"/>
          <table:table-cell office:value-type="string" table:number-columns-spanned="3" table:number-rows-spanned="1" table:style-name="ce21">
            <text:p>41.265.095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LIBERAÇÃO DE SAQUE NO VALOR DE R$ 750,00 DO SUPRIMENTO FUNDOS, NECESSÁRIO AO PAGAMENTO DA EMPRESA QUE APRESENTOU O MENOR ORÇAMENTO RELATIVO À MANUTENÇÃO DE APARELHO DE AR-CONDICIONADO. O PAGAMENTO SERÁ REALIZADO EM ESPÉCIE, TENDO EM VISTA INDISPONIBILIDADE DE UTILIZAÇÃO DE MÁQUINA DE CARTÃO POR PARTE DA EMPRE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05/2023</text:p>
          </table:table-cell>
          <table:covered-table-cell/>
          <table:table-cell office:value-type="string" table:number-columns-spanned="8" table:number-rows-spanned="1" table:style-name="ce22">
            <text:p>PANITZ EQUIPAMENTOS CONTRA INCÊNDIO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7.867.920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DE SUPRIMENTO DE FUNDOS PARA A MANUTENÇÃO ANUAL DOS EXTINTORES DE INCÊN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NELSON LUIZ ABREU MAGALHAES - CPF: 316.750.930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3/2023 a 30/05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2/05/2023</text:p>
          </table:table-cell>
          <table:covered-table-cell/>
          <table:table-cell office:value-type="string" table:number-columns-spanned="8" table:number-rows-spanned="1" table:style-name="ce22">
            <text:p>FONSECA MATERIAIS ELÉ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048.806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DE EXTENSÕES PARA A INSTALAÇÃO DO PORTAL DETECTOR DE METAIS, COMPUTADOR E TELEFONE NO SAGUÃO DE ENTRADA DA PRM, E INSTALAÇÃO DE DOIS HOLOFOTES DE LED PARA ILUMINAÇÃO DOS MASTROS DAS BANDEIRAS NA FRENTE DA SE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3/2023 a 04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6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5/2023</text:p>
          </table:table-cell>
          <table:covered-table-cell/>
          <table:table-cell office:value-type="string" table:number-columns-spanned="8" table:number-rows-spanned="1" table:style-name="ce22">
            <text:p>CRVA 0005 - FARRAPOS - PORTO ALEGRE/RS</text:p>
          </table:table-cell>
          <table:covered-table-cell table:number-columns-repeated="7"/>
          <table:table-cell office:value-type="string" table:number-columns-spanned="3" table:number-rows-spanned="1" table:style-name="ce21">
            <text:p>133.371.220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LTERAÇÃO DE ENDEREÇO DE 26 VEÍCULOS DA PR/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9,8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5/2023</text:p>
          </table:table-cell>
          <table:covered-table-cell/>
          <table:table-cell office:value-type="string" table:number-columns-spanned="8" table:number-rows-spanned="1" table:style-name="ce22">
            <text:p>CENTRO DE CÓPIAS ROSÁRI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7.376.968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COPIA DE CHAVES PARA A DIVISÃO DE SERGURANÇA ORGÂNICA E TRANSPOR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4/2023 a 21/07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4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2/05/2023</text:p>
          </table:table-cell>
          <table:covered-table-cell/>
          <table:table-cell office:value-type="string" table:number-columns-spanned="8" table:number-rows-spanned="1" table:style-name="ce22">
            <text:p>LARMIX</text:p>
          </table:table-cell>
          <table:covered-table-cell table:number-columns-repeated="7"/>
          <table:table-cell office:value-type="string" table:number-columns-spanned="3" table:number-rows-spanned="1" table:style-name="ce21">
            <text:p>10.506.650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HIGIENE E LIMPEZA, EM RAZÃO DE QUE A EMPRESA VISION NÃO ESTÁ ENTREGANDO OS REFERIDOS PRODUTOS NA PRM TUBARÃO (CONTRATO 14/2021), CONFORME ENTENDIMENTO COM A DICGC/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9,6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8/05/2023</text:p>
          </table:table-cell>
          <table:covered-table-cell/>
          <table:table-cell office:value-type="string" table:number-columns-spanned="8" table:number-rows-spanned="1" table:style-name="ce22">
            <text:p>ACOPLAST REFRIGER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739.753/0001-1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KIT PARA LIMPEZA DE TUBULAÇÃO/LINHA DE CONDICIONADOR DE AR TIPO SPLIT E CILINDRO DE FLUIDO REFRIGERANTE TIPO R22, AMBOS OS PRODUTOS A SEREM UTILIZADOS NA INSTALAÇÃO DO CONDICIONADOR DE AR 9000BTUS RECEBIDO DA PRSC (33013145) QUE IRÁ SUBSTITUIR O SPLIT INSTALADO NA COPA DA PRM TUBARÃO, CONFORME ENTENDIMENTO COM SELOG E DEA/PRSC. PRODUTOS NÃO COBERTO PELO CONTRATO 19/2020 - PROTEP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2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05/2023</text:p>
          </table:table-cell>
          <table:covered-table-cell/>
          <table:table-cell office:value-type="string" table:number-columns-spanned="8" table:number-rows-spanned="1" table:style-name="ce22">
            <text:p>LARMIX</text:p>
          </table:table-cell>
          <table:covered-table-cell table:number-columns-repeated="7"/>
          <table:table-cell office:value-type="string" table:number-columns-spanned="3" table:number-rows-spanned="1" table:style-name="ce21">
            <text:p>10.506.650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HIGIENE E LIMPEZA EM RAZÃO DE QUE A EMPRESA VISION - CONTRATO 14/2021 NÃO ESTÁ ENTREGANDO OS REFERIDOS PRODUTOS, CONFORME ENTENDIMENTO COM A DICGC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9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5/2023</text:p>
          </table:table-cell>
          <table:covered-table-cell/>
          <table:table-cell office:value-type="string" table:number-columns-spanned="8" table:number-rows-spanned="1" table:style-name="ce22">
            <text:p>PLASÉRICO - COM. DE ARTIGOS PLÁ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5.301.11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ASTICO CRISTAL PARA TOALHA DA MESA DA COPA E PLACA DE EVA PARA REALIZAR VEDAÇÃO NA CPD. MATERIAIS NÃO MANTIDOS EM ESTOQUE NA SELOG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,52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7/05/2023</text:p>
          </table:table-cell>
          <table:covered-table-cell/>
          <table:table-cell office:value-type="string" table:number-columns-spanned="8" table:number-rows-spanned="1" table:style-name="ce22">
            <text:p>LARMIX</text:p>
          </table:table-cell>
          <table:covered-table-cell table:number-columns-repeated="7"/>
          <table:table-cell office:value-type="string" table:number-columns-spanned="3" table:number-rows-spanned="1" table:style-name="ce21">
            <text:p>10.506.650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HIGIENE E LIMPEZA EM RAZÃO DE QUE A EMPRESA VISION <text:s/>- CONTRATO 14/2021 - NÃO ESTÁ ENTREGANDO O REFERIDOS PRODUTOS NA PRM TUBARÃO, CONFORME ENTENDIMENTO COM A DICGC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8,4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6/06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17" table:style-name="ro7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6-06T20:37:41Z</meta:creation-date>
    <dc:date>2023-06-06T20:37:41Z</dc:date>
  </office:meta>
</office:document-meta>
</file>